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1-0_sc_word,rule</text:p>
          </table:table-cell>
          <table:table-cell office:value-type="float" office:value="3075" calcext:value-type="float">
            <text:p>3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1-0_word,rule</text:p>
          </table:table-cell>
          <table:table-cell office:value-type="float" office:value="750" calcext:value-type="float">
            <text:p>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cc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dd_word,rule</text:p>
          </table:table-cell>
          <table:table-cell office:value-type="float" office:value="232500" calcext:value-type="float">
            <text:p>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2739300" calcext:value-type="float">
            <text:p>27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dd,rule</text:p>
          </table:table-cell>
          <table:table-cell office:value-type="float" office:value="232500" calcext:value-type="float">
            <text:p>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sc,rule</text:p>
          </table:table-cell>
          <table:table-cell office:value-type="float" office:value="11625" calcext:value-type="float">
            <text:p>1162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385500" calcext:value-type="float">
            <text:p>38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dd_word,rule</text:p>
          </table:table-cell>
          <table:table-cell office:value-type="float" office:value="750000" calcext:value-type="float">
            <text:p>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d_wor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_wor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_sc_word,rule</text:p>
          </table:table-cell>
          <table:table-cell office:value-type="float" office:value="3750" calcext:value-type="float">
            <text:p>3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_word,rule</text:p>
          </table:table-cell>
          <table:table-cell office:value-type="float" office:value="750" calcext:value-type="float">
            <text:p>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dddd_word,rule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dd_word,rule</text:p>
          </table:table-cell>
          <table:table-cell office:value-type="float" office:value="37500" calcext:value-type="float">
            <text:p>3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,rule</text:p>
          </table:table-cell>
          <table:table-cell office:value-type="float" office:value="3000" calcext:value-type="float">
            <text:p>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30000" calcext:value-type="float">
            <text:p>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24800" calcext:value-type="float">
            <text:p>1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year_word,rule</text:p>
          </table:table-cell>
          <table:table-cell office:value-type="float" office:value="48750" calcext:value-type="float">
            <text:p>48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2sc_dd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3120075" calcext:value-type="float">
            <text:p>3120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,rule</text:p>
          </table:table-cell>
          <table:table-cell office:value-type="float" office:value="31350" calcext:value-type="float">
            <text:p>31350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2739300" calcext:value-type="float">
            <text:p>27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187650" calcext:value-type="float">
            <text:p>187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d,rule</text:p>
          </table:table-cell>
          <table:table-cell office:value-type="float" office:value="750000" calcext:value-type="float">
            <text:p>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_sc,rule</text:p>
          </table:table-cell>
          <table:table-cell office:value-type="float" office:value="525075" calcext:value-type="float">
            <text:p>525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2sc,rule</text:p>
          </table:table-cell>
          <table:table-cell office:value-type="float" office:value="52500" calcext:value-type="float">
            <text:p>5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age,rule</text:p>
          </table:table-cell>
          <table:table-cell office:value-type="float" office:value="84000" calcext:value-type="float">
            <text:p>8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503550" calcext:value-type="float">
            <text:p>503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sc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mon_dd,rule</text:p>
          </table:table-cell>
          <table:table-cell office:value-type="float" office:value="97575" calcext:value-type="float">
            <text:p>97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585000" calcext:value-type="float">
            <text:p>58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pd,rule</text:p>
          </table:table-cell>
          <table:table-cell office:value-type="float" office:value="5175" calcext:value-type="float">
            <text:p>51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dd,rule</text:p>
          </table:table-cell>
          <table:table-cell office:value-type="float" office:value="45000" calcext:value-type="float">
            <text:p>4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year,rule</text:p>
          </table:table-cell>
          <table:table-cell office:value-type="float" office:value="36075" calcext:value-type="float">
            <text:p>36075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,rule</text:p>
          </table:table-cell>
          <table:table-cell office:value-type="float" office:value="9750" calcext:value-type="float">
            <text:p>9750</text:p>
          </table:table-cell>
          <table:table-cell office:value-type="float" office:value="10.6156792420763" calcext:value-type="float">
            <text:p>10,62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72075" calcext:value-type="float">
            <text:p>7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_sc,rule</text:p>
          </table:table-cell>
          <table:table-cell office:value-type="float" office:value="321000" calcext:value-type="float">
            <text:p>32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sc_word,rule</text:p>
          </table:table-cell>
          <table:table-cell office:value-type="float" office:value="48750" calcext:value-type="float">
            <text:p>48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,rule</text:p>
          </table:table-cell>
          <table:table-cell office:value-type="float" office:value="9750" calcext:value-type="float">
            <text:p>97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1-0_sc_WORD,rule</text:p>
          </table:table-cell>
          <table:table-cell office:value-type="float" office:value="3075" calcext:value-type="float">
            <text:p>3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1-0_WORD,rule</text:p>
          </table:table-cell>
          <table:table-cell office:value-type="float" office:value="750" calcext:value-type="float">
            <text:p>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cc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dd_WORD,rule</text:p>
          </table:table-cell>
          <table:table-cell office:value-type="float" office:value="232500" calcext:value-type="float">
            <text:p>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2739300" calcext:value-type="float">
            <text:p>27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dd,rule</text:p>
          </table:table-cell>
          <table:table-cell office:value-type="float" office:value="232500" calcext:value-type="float">
            <text:p>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sc,rule</text:p>
          </table:table-cell>
          <table:table-cell office:value-type="float" office:value="11625" calcext:value-type="float">
            <text:p>116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385500" calcext:value-type="float">
            <text:p>38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dd_WORD,rule</text:p>
          </table:table-cell>
          <table:table-cell office:value-type="float" office:value="750000" calcext:value-type="float">
            <text:p>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d_WOR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_WOR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_sc_WORD,rule</text:p>
          </table:table-cell>
          <table:table-cell office:value-type="float" office:value="3750" calcext:value-type="float">
            <text:p>3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_WORD,rule</text:p>
          </table:table-cell>
          <table:table-cell office:value-type="float" office:value="750" calcext:value-type="float">
            <text:p>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dddd_WORD,rule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dd_WORD,rule</text:p>
          </table:table-cell>
          <table:table-cell office:value-type="float" office:value="37500" calcext:value-type="float">
            <text:p>3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,rule</text:p>
          </table:table-cell>
          <table:table-cell office:value-type="float" office:value="3000" calcext:value-type="float">
            <text:p>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30000" calcext:value-type="float">
            <text:p>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24800" calcext:value-type="float">
            <text:p>1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year_WORD,rule</text:p>
          </table:table-cell>
          <table:table-cell office:value-type="float" office:value="48750" calcext:value-type="float">
            <text:p>48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2sc_dd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3120075" calcext:value-type="float">
            <text:p>3120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,rule</text:p>
          </table:table-cell>
          <table:table-cell office:value-type="float" office:value="31350" calcext:value-type="float">
            <text:p>3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2739300" calcext:value-type="float">
            <text:p>27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187650" calcext:value-type="float">
            <text:p>187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d,rule</text:p>
          </table:table-cell>
          <table:table-cell office:value-type="float" office:value="750000" calcext:value-type="float">
            <text:p>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_sc,rule</text:p>
          </table:table-cell>
          <table:table-cell office:value-type="float" office:value="525075" calcext:value-type="float">
            <text:p>525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2sc,rule</text:p>
          </table:table-cell>
          <table:table-cell office:value-type="float" office:value="52500" calcext:value-type="float">
            <text:p>5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age,rule</text:p>
          </table:table-cell>
          <table:table-cell office:value-type="float" office:value="84000" calcext:value-type="float">
            <text:p>8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503550" calcext:value-type="float">
            <text:p>503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sc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mon_dd,rule</text:p>
          </table:table-cell>
          <table:table-cell office:value-type="float" office:value="97575" calcext:value-type="float">
            <text:p>97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585000" calcext:value-type="float">
            <text:p>58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pd,rule</text:p>
          </table:table-cell>
          <table:table-cell office:value-type="float" office:value="5175" calcext:value-type="float">
            <text:p>51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dd,rule</text:p>
          </table:table-cell>
          <table:table-cell office:value-type="float" office:value="45000" calcext:value-type="float">
            <text:p>4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year,rule</text:p>
          </table:table-cell>
          <table:table-cell office:value-type="float" office:value="36075" calcext:value-type="float">
            <text:p>36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,rule</text:p>
          </table:table-cell>
          <table:table-cell office:value-type="float" office:value="9750" calcext:value-type="float">
            <text:p>9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72075" calcext:value-type="float">
            <text:p>7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_sc,rule</text:p>
          </table:table-cell>
          <table:table-cell office:value-type="float" office:value="321000" calcext:value-type="float">
            <text:p>32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sc_WORD,rule</text:p>
          </table:table-cell>
          <table:table-cell office:value-type="float" office:value="48750" calcext:value-type="float">
            <text:p>48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,rule</text:p>
          </table:table-cell>
          <table:table-cell office:value-type="float" office:value="9750" calcext:value-type="float">
            <text:p>9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1-0_sc_wORD,rule</text:p>
          </table:table-cell>
          <table:table-cell office:value-type="float" office:value="3075" calcext:value-type="float">
            <text:p>3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1-0_wORD,rule</text:p>
          </table:table-cell>
          <table:table-cell office:value-type="float" office:value="750" calcext:value-type="float">
            <text:p>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cc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dd_wORD,rule</text:p>
          </table:table-cell>
          <table:table-cell office:value-type="float" office:value="232500" calcext:value-type="float">
            <text:p>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2739300" calcext:value-type="float">
            <text:p>27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dd,rule</text:p>
          </table:table-cell>
          <table:table-cell office:value-type="float" office:value="232500" calcext:value-type="float">
            <text:p>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sc,rule</text:p>
          </table:table-cell>
          <table:table-cell office:value-type="float" office:value="11625" calcext:value-type="float">
            <text:p>116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385500" calcext:value-type="float">
            <text:p>38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dd_wORD,rule</text:p>
          </table:table-cell>
          <table:table-cell office:value-type="float" office:value="750000" calcext:value-type="float">
            <text:p>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d_wOR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_wOR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_sc_wORD,rule</text:p>
          </table:table-cell>
          <table:table-cell office:value-type="float" office:value="3750" calcext:value-type="float">
            <text:p>3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_wORD,rule</text:p>
          </table:table-cell>
          <table:table-cell office:value-type="float" office:value="750" calcext:value-type="float">
            <text:p>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dddd_wORD,rule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dd_wORD,rule</text:p>
          </table:table-cell>
          <table:table-cell office:value-type="float" office:value="37500" calcext:value-type="float">
            <text:p>3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,rule</text:p>
          </table:table-cell>
          <table:table-cell office:value-type="float" office:value="3000" calcext:value-type="float">
            <text:p>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30000" calcext:value-type="float">
            <text:p>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24800" calcext:value-type="float">
            <text:p>1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year_wORD,rule</text:p>
          </table:table-cell>
          <table:table-cell office:value-type="float" office:value="48750" calcext:value-type="float">
            <text:p>48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2sc_dd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3120075" calcext:value-type="float">
            <text:p>3120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,rule</text:p>
          </table:table-cell>
          <table:table-cell office:value-type="float" office:value="31350" calcext:value-type="float">
            <text:p>3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2739300" calcext:value-type="float">
            <text:p>27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187650" calcext:value-type="float">
            <text:p>187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d,rule</text:p>
          </table:table-cell>
          <table:table-cell office:value-type="float" office:value="750000" calcext:value-type="float">
            <text:p>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_sc,rule</text:p>
          </table:table-cell>
          <table:table-cell office:value-type="float" office:value="525075" calcext:value-type="float">
            <text:p>525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2sc,rule</text:p>
          </table:table-cell>
          <table:table-cell office:value-type="float" office:value="52500" calcext:value-type="float">
            <text:p>5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age,rule</text:p>
          </table:table-cell>
          <table:table-cell office:value-type="float" office:value="84000" calcext:value-type="float">
            <text:p>8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503550" calcext:value-type="float">
            <text:p>503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sc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mon_dd,rule</text:p>
          </table:table-cell>
          <table:table-cell office:value-type="float" office:value="97575" calcext:value-type="float">
            <text:p>97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585000" calcext:value-type="float">
            <text:p>58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pd,rule</text:p>
          </table:table-cell>
          <table:table-cell office:value-type="float" office:value="5175" calcext:value-type="float">
            <text:p>51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dd,rule</text:p>
          </table:table-cell>
          <table:table-cell office:value-type="float" office:value="45000" calcext:value-type="float">
            <text:p>4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year,rule</text:p>
          </table:table-cell>
          <table:table-cell office:value-type="float" office:value="36075" calcext:value-type="float">
            <text:p>36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,rule</text:p>
          </table:table-cell>
          <table:table-cell office:value-type="float" office:value="9750" calcext:value-type="float">
            <text:p>9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72075" calcext:value-type="float">
            <text:p>7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_sc,rule</text:p>
          </table:table-cell>
          <table:table-cell office:value-type="float" office:value="321000" calcext:value-type="float">
            <text:p>32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sc_wORD,rule</text:p>
          </table:table-cell>
          <table:table-cell office:value-type="float" office:value="48750" calcext:value-type="float">
            <text:p>48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,rule</text:p>
          </table:table-cell>
          <table:table-cell office:value-type="float" office:value="9750" calcext:value-type="float">
            <text:p>9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1-0_sc_Word,rule</text:p>
          </table:table-cell>
          <table:table-cell office:value-type="float" office:value="3075" calcext:value-type="float">
            <text:p>3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1-0_Word,rule</text:p>
          </table:table-cell>
          <table:table-cell office:value-type="float" office:value="750" calcext:value-type="float">
            <text:p>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cc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dd_Word,rule</text:p>
          </table:table-cell>
          <table:table-cell office:value-type="float" office:value="232500" calcext:value-type="float">
            <text:p>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2739300" calcext:value-type="float">
            <text:p>27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,rule</text:p>
          </table:table-cell>
          <table:table-cell office:value-type="float" office:value="2325" calcext:value-type="float">
            <text:p>2325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dd,rule</text:p>
          </table:table-cell>
          <table:table-cell office:value-type="float" office:value="232500" calcext:value-type="float">
            <text:p>23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sc,rule</text:p>
          </table:table-cell>
          <table:table-cell office:value-type="float" office:value="11625" calcext:value-type="float">
            <text:p>1162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385500" calcext:value-type="float">
            <text:p>3855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dd_Word,rule</text:p>
          </table:table-cell>
          <table:table-cell office:value-type="float" office:value="750000" calcext:value-type="float">
            <text:p>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d_Wor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d_Wor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8.32879483856821" calcext:value-type="float">
            <text:p>8,33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_sc_Word,rule</text:p>
          </table:table-cell>
          <table:table-cell office:value-type="float" office:value="3750" calcext:value-type="float">
            <text:p>3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d_Word,rule</text:p>
          </table:table-cell>
          <table:table-cell office:value-type="float" office:value="750" calcext:value-type="float">
            <text:p>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dddd_Word,rule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dd_Word,rule</text:p>
          </table:table-cell>
          <table:table-cell office:value-type="float" office:value="37500" calcext:value-type="float">
            <text:p>37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,rule</text:p>
          </table:table-cell>
          <table:table-cell office:value-type="float" office:value="3000" calcext:value-type="float">
            <text:p>3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390000" calcext:value-type="float">
            <text:p>39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30000" calcext:value-type="float">
            <text:p>3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24800" calcext:value-type="float">
            <text:p>124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sc_year_Word,rule</text:p>
          </table:table-cell>
          <table:table-cell office:value-type="float" office:value="48750" calcext:value-type="float">
            <text:p>48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2sc_dd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3120075" calcext:value-type="float">
            <text:p>3120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,rule</text:p>
          </table:table-cell>
          <table:table-cell office:value-type="float" office:value="31350" calcext:value-type="float">
            <text:p>313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2739300" calcext:value-type="float">
            <text:p>27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187650" calcext:value-type="float">
            <text:p>1876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10.3785362314073" calcext:value-type="float">
            <text:p>10,38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,rule</text:p>
          </table:table-cell>
          <table:table-cell office:value-type="float" office:value="75000" calcext:value-type="float">
            <text:p>75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d,rule</text:p>
          </table:table-cell>
          <table:table-cell office:value-type="float" office:value="750000" calcext:value-type="float">
            <text:p>7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d_sc,rule</text:p>
          </table:table-cell>
          <table:table-cell office:value-type="float" office:value="525075" calcext:value-type="float">
            <text:p>525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2sc,rule</text:p>
          </table:table-cell>
          <table:table-cell office:value-type="float" office:value="52500" calcext:value-type="float">
            <text:p>52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age,rule</text:p>
          </table:table-cell>
          <table:table-cell office:value-type="float" office:value="84000" calcext:value-type="float">
            <text:p>8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503550" calcext:value-type="float">
            <text:p>503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sc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9.01582418508431" calcext:value-type="float">
            <text:p>9,02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mon_dd,rule</text:p>
          </table:table-cell>
          <table:table-cell office:value-type="float" office:value="97575" calcext:value-type="float">
            <text:p>975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585000" calcext:value-type="float">
            <text:p>58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pd,rule</text:p>
          </table:table-cell>
          <table:table-cell office:value-type="float" office:value="5175" calcext:value-type="float">
            <text:p>51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dd,rule</text:p>
          </table:table-cell>
          <table:table-cell office:value-type="float" office:value="45000" calcext:value-type="float">
            <text:p>4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year,rule</text:p>
          </table:table-cell>
          <table:table-cell office:value-type="float" office:value="36075" calcext:value-type="float">
            <text:p>36075</text:p>
          </table:table-cell>
          <table:table-cell office:value-type="float" office:value="9.05212214417399" calcext:value-type="float">
            <text:p>9,05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,rule</text:p>
          </table:table-cell>
          <table:table-cell office:value-type="float" office:value="9750" calcext:value-type="float">
            <text:p>9750</text:p>
          </table:table-cell>
          <table:table-cell office:value-type="float" office:value="34.8746690183339" calcext:value-type="float">
            <text:p>34,87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72075" calcext:value-type="float">
            <text:p>7207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Word_year_sc,rule</text:p>
          </table:table-cell>
          <table:table-cell office:value-type="float" office:value="321000" calcext:value-type="float">
            <text:p>32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sc_Word,rule</text:p>
          </table:table-cell>
          <table:table-cell office:value-type="float" office:value="48750" calcext:value-type="float">
            <text:p>487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,rule</text:p>
          </table:table-cell>
          <table:table-cell office:value-type="float" office:value="9750" calcext:value-type="float">
            <text:p>975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months_all_wo_short,dic</text:p>
          </table:table-cell>
          <table:table-cell office:value-type="string" calcext:value-type="string">
            <text:p>year_Word_sc,rule</text:p>
          </table:table-cell>
          <table:table-cell office:value-type="float" office:value="39000" calcext:value-type="float">
            <text:p>3900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16:01.4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S</meta:editing-duration>
    <meta:editing-cycles>3</meta:editing-cycles>
    <meta:generator>LibreOffice/5.2.0.4$Windows_x86 LibreOffice_project/066b007f5ebcc236395c7d282ba488bca6720265</meta:generator>
    <dc:date>2016-08-13T19:17:44.149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